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3FB000002FEB528F9131CE9C53F.png" manifest:media-type="image/png"/>
  <manifest:file-entry manifest:full-path="Pictures/10000201000003FC000002FE34EE477067800E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9.816cm" fo:min-width="19.5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8.8cm" fo:min-width="19.56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1.594cm" fo:min-width="19.058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1.848cm" fo:min-width="19.312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0.832cm" fo:min-width="18.804cm"/>
      <style:paragraph-properties style:writing-mode="lr-tb"/>
    </style:style>
    <style:style style:name="pr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custom-shape draw:style-name="gr1" draw:text-style-name="P2" draw:layer="layout" svg:width="20.066cm" svg:height="20.066cm" svg:x="0.508cm" svg:y="0.762cm">
          <text:p text:style-name="P1">What was the Purpose of the speech ?</text:p>
          <text:p text:style-name="P1"/>
          <text:p text:style-name="P1">The purpose of the speech is to motivate peoples that in this world</text:p>
          <text:p text:style-name="P1"><text:span text:style-name="T1">Nothing is Impossible.</text:span></text:p>
          <text:p text:style-name="P1"><text:span text:style-name="T1"/></text:p>
          <text:p text:style-name="P1"><text:span text:style-name="T2">What was the speaker trying to explain to you?</text:span></text:p>
          <text:p text:style-name="P1"><text:span text:style-name="T2"/></text:p>
          <text:p text:style-name="P1"><text:span text:style-name="T2">The speaker trying to explain that Don’t focus on what</text:span></text:p>
          <text:p text:style-name="P1"><text:span text:style-name="T2">People think if I do this. Means </text:span><text:span text:style-name="T1">Always listen to your heart, </text:span></text:p>
          <text:p text:style-name="P1"><text:span text:style-name="T1">Because even though it’s on your left side, It’s always right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3" draw:text-style-name="P2" draw:layer="layout" svg:width="20.066cm" svg:height="19.05cm" svg:x="0.508cm" svg:y="0.762cm">
          <text:p text:style-name="P1">It is very easy to identify the speaker’s main idea</text:p>
          <text:p text:style-name="P1">Because the motive of the speaker is to clear the</text:p>
          <text:p text:style-name="P1">Audience that Everything is possible in this world</text:p>
          <text:p text:style-name="P1">Because the word says itself “I am possible”</text:p>
          <text:p text:style-name="P1">The speaker presents the speech in a easy way</text:p>
          <text:p text:style-name="P1">His presentation is very easy for anybody</text:p>
          <text:p text:style-name="P1">To understand that what speaker want to say</text:p>
          <text:p text:style-name="P1">He define every point very clear for the Audience to </text:p>
          <text:p text:style-name="P1">Understand in a easy way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custom-shape draw:style-name="gr4" draw:text-style-name="P2" draw:layer="layout" svg:width="19.558cm" svg:height="21.844cm" svg:x="0.508cm" svg:y="0.508cm">
          <text:p text:style-name="P1">The speaker used A lot of examples of the Successful people</text:p>
          <text:p text:style-name="P1">That how they think. He gives many examples and</text:p>
          <text:p text:style-name="P1">He uses Motivational quotes of the Successful people </text:p>
          <text:p text:style-name="P1">He gives some examples which are</text:p>
          <text:p text:style-name="P1"/>
          <text:p text:style-name="P1"><text:span text:style-name="T1">Albert Einstein</text:span></text:p>
          <text:p text:style-name="P1"><text:span text:style-name="T1"/></text:p>
          <text:p text:style-name="P1">Albert Einstein, but the world would not know him </text:p>
          <text:p text:style-name="P1">without Pauline Einstein. </text:p>
          <text:p text:style-name="P1">When Albert Einstein was in elementary school, </text:p>
          <text:p text:style-name="P1">his teacher sent a note home with him. </text:p>
          <text:p text:style-name="P1">Now Albert was not able to read, </text:p>
          <text:p text:style-name="P1">so he asked his mother to read it to him. </text:p>
          <text:p text:style-name="P1">Tears began to form in her eyes as she read the letter to her son. </text:p>
          <text:p text:style-name="P1">She told Albert that he was so smart that his teachers could </text:p>
          <text:p text:style-name="P1">no longer teach him. And that he is going to change the world.</text:p>
          <text:p text:style-name="P1">Albert’s mother went out and bought several books and started </text:p>
          <text:p text:style-name="P1">teaching Albert by herself. And we know how that turned out, </text:p>
          <text:p text:style-name="P1">Albert Einstein becomes one of the most famous physicists of </text:p>
          <text:p text:style-name="P1">the 20th century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custom-shape draw:style-name="gr5" draw:text-style-name="P4" draw:layer="layout" svg:width="19.812cm" svg:height="22.098cm" svg:x="0.508cm" svg:y="0.508cm">
          <text:p text:style-name="P1"><text:span text:style-name="T1">Neil Armstrong</text:span></text:p>
          <text:p text:style-name="P1"><text:span text:style-name="T1"/></text:p>
          <text:p text:style-name="P1"><text:span text:style-name="T2">An American astronaut and aeronautical engineer, </text:span></text:p>
          <text:p text:style-name="P1"><text:span text:style-name="T2">and the first person to walk on the Moon.</text:span></text:p>
          <text:p text:style-name="P1"><text:span text:style-name="T2">The whole world don not believe that</text:span></text:p>
          <text:p text:style-name="P1"><text:span text:style-name="T2">One day Humans reach at the moon.</text:span></text:p>
          <text:p text:style-name="P1"><text:span text:style-name="T2">This is the concept of </text:span></text:p>
          <text:p text:style-name="P1"><text:span text:style-name="T2">“</text:span><text:span text:style-name="T1">Nothing is Impossible for humans”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custom-shape draw:style-name="gr6" draw:text-style-name="P2" draw:layer="layout" svg:width="19.304cm" svg:height="21.082cm" svg:x="1.27cm" svg:y="1.016cm">
          <text:p text:style-name="P1">Speaker details</text:p>
          <text:p text:style-name="P1"/>
          <text:p text:style-name="P1"><text:span text:style-name="T1">Sonu Sharma</text:span></text:p>
          <text:p text:style-name="P1"><text:span text:style-name="T2"/></text:p>
          <text:p text:style-name="P1"><text:span text:style-name="T2">Mr. Sonu Sharma is the founder of DYNAMIC INDIA GROUP (INDIA). </text:span></text:p>
          <text:p text:style-name="P1"><text:span text:style-name="T2">An Author, Educator, Business Consultant and a successful </text:span></text:p>
          <text:p text:style-name="P1"><text:span text:style-name="T2">Entrepreneur,he is a much sought-after speaker. Today he is one </text:span></text:p>
          <text:p text:style-name="P1"><text:span text:style-name="T2">of the Youngest Inspirational Speaker in India.</text:span></text:p>
          <text:p text:style-name="P1"><text:span text:style-name="T2"><text:s/></text:span><text:span text:style-name="T2">He inspires and encourages individuals to realize their true potential. </text:span></text:p>
          <text:p text:style-name="P1"><text:span text:style-name="T2">He has taken his dynamic personal messages to opposite </text:span></text:p>
          <text:p text:style-name="P1"><text:span text:style-name="T2">sides of the globe. His 18 years of research &amp; understanding in </text:span></text:p>
          <text:p text:style-name="P1"><text:span text:style-name="T2">Direct Sales Industry has put Many organizations on a </text:span></text:p>
          <text:p text:style-name="P1"><text:span text:style-name="T2">path of growth and fulfillment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Video link</text:span></text:p>
          <text:p text:style-name="P1"><text:span text:style-name="T2">https://www.youtube.com/watch?v=YVvAI08Gmpc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18.899cm" svg:height="4.675cm" svg:x="1.05cm" svg:y="1.116cm" presentation:class="title" presentation:placeholder="true">
        <draw:text-box/>
      </draw:frame>
      <draw:frame presentation:style-name="Forestbi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18.899cm" svg:height="4.675cm" svg:x="1.05cm" svg:y="1.116cm" presentation:class="title" presentation:placeholder="true">
        <draw:text-box/>
      </draw:frame>
      <draw:frame presentation:style-name="Forestbird1-outline1" draw:layer="backgroundobjects" svg:width="18.899cm" svg:height="16.239cm" svg:x="1.05cm" svg:y="6.552cm" presentation:class="outline" presentation:placeholder="true">
        <draw:text-box/>
      </draw:frame>
      <draw:frame presentation:style-name="Mpr4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18.899cm" svg:height="4.675cm" svg:x="1.05cm" svg:y="1.116cm" presentation:class="title" presentation:placeholder="true">
        <draw:text-box/>
      </draw:frame>
      <draw:frame presentation:style-name="Forestbird2-outline1" draw:layer="backgroundobjects" svg:width="18.899cm" svg:height="16.239cm" svg:x="1.05cm" svg:y="6.552cm" presentation:class="outline" presentation:placeholder="true">
        <draw:text-box/>
      </draw:frame>
      <draw:frame presentation:style-name="Mpr7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18.899cm" svg:height="4.675cm" svg:x="1.05cm" svg:y="1.116cm" presentation:class="title" presentation:placeholder="true">
        <draw:text-box/>
      </draw:frame>
      <draw:frame presentation:style-name="Forestbird3-outline1" draw:layer="backgroundobjects" svg:width="18.899cm" svg:height="16.239cm" svg:x="1.05cm" svg:y="6.552cm" presentation:class="outline" presentation:placeholder="true">
        <draw:text-box/>
      </draw:frame>
      <draw:frame presentation:style-name="Mpr10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9:40.829559820</meta:creation-date>
    <meta:editing-duration>PT5S</meta:editing-duration>
    <meta:editing-cycles>2</meta:editing-cycles>
    <meta:generator>LibreOffice/6.4.6.2$Linux_X86_64 LibreOffice_project/40$Build-2</meta:generator>
    <dc:title>Forestbird</dc:title>
    <dc:date>2021-03-29T13:31:39.149576931</dc:date>
    <meta:document-statistic meta:object-count="69"/>
  </office:meta>
</office:document-meta>
</file>